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Proto Nerd Font" svg:font-family="'0xProto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0xProto Nerd Font" fo:font-size="5pt" style:font-size-asian="5pt" style:font-size-complex="5pt"/>
    </style:style>
    <style:style style:name="P2" style:family="paragraph" style:parent-style-name="Standard">
      <style:text-properties fo:color="#ffff00" loext:opacity="100%" style:font-name="0xProto Nerd Font" fo:font-size="5pt" style:font-size-asian="5pt" style:font-size-complex="5pt"/>
    </style:style>
    <style:style style:name="P3" style:family="paragraph" style:parent-style-name="Standard">
      <style:text-properties fo:color="#ff8000" loext:opacity="100%" style:font-name="0xProto Nerd Font" fo:font-size="5pt" fo:background-color="transparent" style:font-size-asian="5pt" style:font-size-complex="5pt"/>
    </style:style>
    <style:style style:name="P4" style:family="paragraph" style:parent-style-name="Standard">
      <style:text-properties fo:color="#55308d" loext:opacity="100%" style:font-name="0xProto Nerd Font" fo:font-size="5pt" style:font-size-asian="5pt" style:font-size-complex="5pt"/>
    </style:style>
    <style:style style:name="P5" style:family="paragraph" style:parent-style-name="Standard">
      <style:text-properties style:font-name="0xProto Nerd Font" fo:font-size="3pt" officeooo:paragraph-rsid="000c52be" style:font-size-asian="3pt" style:font-size-complex="3pt"/>
    </style:style>
    <style:style style:name="P6" style:family="paragraph" style:parent-style-name="Standard">
      <style:text-properties style:font-name="0xProto Nerd Font" fo:font-size="3pt" officeooo:rsid="00324c18" officeooo:paragraph-rsid="0041a102" style:font-size-asian="3pt" style:font-size-complex="3pt"/>
    </style:style>
    <style:style style:name="P7" style:family="paragraph" style:parent-style-name="Standard">
      <style:text-properties style:font-name="0xProto Nerd Font" fo:font-size="3pt" officeooo:rsid="00324c18" officeooo:paragraph-rsid="00324c18" style:font-size-asian="3pt" style:font-size-complex="3pt"/>
    </style:style>
    <style:style style:name="P8" style:family="paragraph" style:parent-style-name="Standard">
      <style:text-properties style:font-name="0xProto Nerd Font" fo:font-size="3pt" officeooo:rsid="005365ed" officeooo:paragraph-rsid="005365ed" style:font-size-asian="3pt" style:font-size-complex="3pt"/>
    </style:style>
    <style:style style:name="P9" style:family="paragraph" style:parent-style-name="Standard">
      <style:text-properties style:font-name="0xProto Nerd Font" fo:font-size="3pt" officeooo:rsid="000de88e" officeooo:paragraph-rsid="0044955c" style:font-size-asian="3pt" style:font-size-complex="3pt"/>
    </style:style>
    <style:style style:name="P10" style:family="paragraph" style:parent-style-name="Standard">
      <style:text-properties style:font-name="0xProto Nerd Font" fo:font-size="3pt" officeooo:rsid="000de88e" officeooo:paragraph-rsid="00319fc3" style:font-size-asian="3pt" style:font-size-complex="3pt"/>
    </style:style>
    <style:style style:name="P11" style:family="paragraph" style:parent-style-name="Standard">
      <style:text-properties style:font-name="0xProto Nerd Font" fo:font-size="3pt" officeooo:rsid="00135a92" officeooo:paragraph-rsid="0044955c" style:font-size-asian="3pt" style:font-size-complex="3pt"/>
    </style:style>
    <style:style style:name="P12" style:family="paragraph" style:parent-style-name="Standard">
      <style:text-properties style:font-name="0xProto Nerd Font" fo:font-size="3pt" officeooo:rsid="001aff12" officeooo:paragraph-rsid="001aff12" style:font-size-asian="3pt" style:font-size-complex="3pt"/>
    </style:style>
    <style:style style:name="P13" style:family="paragraph" style:parent-style-name="Standard">
      <style:text-properties style:font-name="0xProto Nerd Font" fo:font-size="3pt" officeooo:rsid="000cc1b4" officeooo:paragraph-rsid="00319fc3" style:font-size-asian="3pt" style:font-size-complex="3pt"/>
    </style:style>
    <style:style style:name="P14" style:family="paragraph" style:parent-style-name="Standard">
      <style:text-properties style:font-name="0xProto Nerd Font" fo:font-size="3pt" officeooo:rsid="000c52be" officeooo:paragraph-rsid="00319fc3" style:font-size-asian="3pt" style:font-size-complex="3pt"/>
    </style:style>
    <style:style style:name="P15" style:family="paragraph" style:parent-style-name="Standard">
      <style:text-properties style:font-name="0xProto Nerd Font" fo:font-size="3pt" officeooo:rsid="003d0e61" officeooo:paragraph-rsid="003d0e61" style:font-size-asian="3pt" style:font-size-complex="3pt"/>
    </style:style>
    <style:style style:name="P16" style:family="paragraph" style:parent-style-name="Standard">
      <style:text-properties style:font-name="0xProto Nerd Font" fo:font-size="3pt" officeooo:rsid="004a26ce" officeooo:paragraph-rsid="004a26ce" style:font-size-asian="3pt" style:font-size-complex="3pt"/>
    </style:style>
    <style:style style:name="P17" style:family="paragraph" style:parent-style-name="Standard">
      <style:text-properties style:font-name="0xProto Nerd Font" fo:font-size="3pt" officeooo:rsid="001e0d8b" officeooo:paragraph-rsid="001e0d8b" style:font-size-asian="3pt" style:font-size-complex="3pt"/>
    </style:style>
    <style:style style:name="P18" style:family="paragraph" style:parent-style-name="Standard">
      <style:text-properties style:font-name="0xProto Nerd Font" fo:font-size="3pt" officeooo:rsid="00277e38" officeooo:paragraph-rsid="00277e38" style:font-size-asian="3pt" style:font-size-complex="3pt"/>
    </style:style>
    <style:style style:name="P19" style:family="paragraph" style:parent-style-name="Standard">
      <style:text-properties style:font-name="0xProto Nerd Font" fo:font-size="3pt" officeooo:rsid="0028b5f6" officeooo:paragraph-rsid="0028b5f6" style:font-size-asian="3pt" style:font-size-complex="3pt"/>
    </style:style>
    <style:style style:name="P20" style:family="paragraph" style:parent-style-name="Standard">
      <style:text-properties style:font-name="0xProto Nerd Font" fo:font-size="3pt" officeooo:rsid="0055bf40" officeooo:paragraph-rsid="0055bf40" style:font-size-asian="3pt" style:font-size-complex="3pt"/>
    </style:style>
    <style:style style:name="P21" style:family="paragraph" style:parent-style-name="Standard">
      <style:text-properties style:font-name="0xProto Nerd Font" fo:font-size="3pt" officeooo:rsid="0056cf1d" officeooo:paragraph-rsid="0056cf1d" style:font-size-asian="3pt" style:font-size-complex="3pt"/>
    </style:style>
    <style:style style:name="P22" style:family="paragraph" style:parent-style-name="Standard">
      <style:text-properties style:font-name="0xProto Nerd Font" fo:font-size="3pt" officeooo:rsid="0057ef0a" officeooo:paragraph-rsid="0057ef0a" style:font-size-asian="3pt" style:font-size-complex="3pt"/>
    </style:style>
    <style:style style:name="P23" style:family="paragraph" style:parent-style-name="Standard">
      <style:text-properties style:use-window-font-color="true" loext:opacity="0%" style:font-name="0xProto Nerd Font" fo:font-size="5pt" fo:background-color="transparent" style:font-size-asian="5pt" style:font-size-complex="5pt"/>
    </style:style>
    <style:style style:name="P24" style:family="paragraph" style:parent-style-name="Standard">
      <style:text-properties style:use-window-font-color="true" loext:opacity="0%" style:font-name="0xProto Nerd Font" fo:font-size="5pt" officeooo:rsid="0009899d" officeooo:paragraph-rsid="0009899d" fo:background-color="transparent" style:font-size-asian="5pt" style:font-size-complex="5pt"/>
    </style:style>
    <style:style style:name="P25" style:family="paragraph" style:parent-style-name="Standard">
      <style:text-properties style:use-window-font-color="true" loext:opacity="0%" style:font-name="0xProto Nerd Font" fo:font-size="3pt" fo:font-weight="normal" officeooo:rsid="012780f4" officeooo:paragraph-rsid="00596c2c" style:font-size-asian="3pt" style:font-weight-asian="normal" style:font-size-complex="3pt" style:font-weight-complex="normal"/>
    </style:style>
    <style:style style:name="P26" style:family="paragraph" style:parent-style-name="Standard">
      <style:text-properties style:use-window-font-color="true" loext:opacity="0%" style:font-name="0xProto Nerd Font" fo:font-size="3pt" fo:font-weight="normal" officeooo:rsid="012965bc" officeooo:paragraph-rsid="00596c2c" style:font-size-asian="3pt" style:font-weight-asian="normal" style:font-size-complex="3pt" style:font-weight-complex="normal"/>
    </style:style>
    <style:style style:name="P27" style:family="paragraph" style:parent-style-name="Standard">
      <style:text-properties style:use-window-font-color="true" loext:opacity="0%" style:font-name="0xProto Nerd Font" fo:font-size="3pt" fo:font-weight="normal" officeooo:rsid="00596c2c" officeooo:paragraph-rsid="00596c2c" style:font-size-asian="3pt" style:font-weight-asian="normal" style:font-size-complex="3pt" style:font-weight-complex="normal"/>
    </style:style>
    <style:style style:name="P28" style:family="paragraph" style:parent-style-name="Standard">
      <style:text-properties style:use-window-font-color="true" loext:opacity="0%" style:font-name="0xProto Nerd Font" fo:font-size="3pt" fo:font-weight="normal" officeooo:rsid="00596c2c" officeooo:paragraph-rsid="005e0a43" style:font-size-asian="3pt" style:font-weight-asian="normal" style:font-size-complex="3pt" style:font-weight-complex="normal"/>
    </style:style>
    <style:style style:name="T1" style:family="text">
      <style:text-properties officeooo:rsid="0009899d"/>
    </style:style>
    <style:style style:name="T2" style:family="text">
      <style:text-properties officeooo:rsid="001597fd"/>
    </style:style>
    <style:style style:name="T3" style:family="text">
      <style:text-properties officeooo:rsid="001700bf"/>
    </style:style>
    <style:style style:name="T4" style:family="text">
      <style:text-properties officeooo:rsid="002cc710"/>
    </style:style>
    <style:style style:name="T5" style:family="text">
      <style:text-properties officeooo:rsid="002fee59"/>
    </style:style>
    <style:style style:name="T6" style:family="text">
      <style:text-properties officeooo:rsid="0033faee"/>
    </style:style>
    <style:style style:name="T7" style:family="text">
      <style:text-properties officeooo:rsid="00344aa4"/>
    </style:style>
    <style:style style:name="T8" style:family="text">
      <style:text-properties officeooo:rsid="00348a98"/>
    </style:style>
    <style:style style:name="T9" style:family="text">
      <style:text-properties officeooo:rsid="003656d7"/>
    </style:style>
    <style:style style:name="T10" style:family="text">
      <style:text-properties officeooo:rsid="0036ed04"/>
    </style:style>
    <style:style style:name="T11" style:family="text">
      <style:text-properties officeooo:rsid="0038740d"/>
    </style:style>
    <style:style style:name="T12" style:family="text">
      <style:text-properties officeooo:rsid="00392435"/>
    </style:style>
    <style:style style:name="T13" style:family="text">
      <style:text-properties officeooo:rsid="0039411b"/>
    </style:style>
    <style:style style:name="T14" style:family="text">
      <style:text-properties officeooo:rsid="003e6a88"/>
    </style:style>
    <style:style style:name="T15" style:family="text">
      <style:text-properties officeooo:rsid="003f7e76"/>
    </style:style>
    <style:style style:name="T16" style:family="text">
      <style:text-properties officeooo:rsid="001aff12"/>
    </style:style>
    <style:style style:name="T17" style:family="text">
      <style:text-properties officeooo:rsid="00443b83"/>
    </style:style>
    <style:style style:name="T18" style:family="text">
      <style:text-properties officeooo:rsid="0044f9b1"/>
    </style:style>
    <style:style style:name="T19" style:family="text">
      <style:text-properties officeooo:rsid="00466261"/>
    </style:style>
    <style:style style:name="T20" style:family="text">
      <style:text-properties officeooo:rsid="004ad112"/>
    </style:style>
    <style:style style:name="T21" style:family="text">
      <style:text-properties officeooo:rsid="004fff1a"/>
    </style:style>
    <style:style style:name="T22" style:family="text">
      <style:text-properties officeooo:rsid="0051bb47"/>
    </style:style>
    <style:style style:name="T23" style:family="text">
      <style:text-properties officeooo:rsid="0051c669"/>
    </style:style>
    <style:style style:name="T24" style:family="text">
      <style:text-properties officeooo:rsid="00596c2c"/>
    </style:style>
    <style:style style:name="T25" style:family="text">
      <style:text-properties officeooo:rsid="012fa035"/>
    </style:style>
    <style:style style:name="T26" style:family="text">
      <style:text-properties officeooo:rsid="012965bc"/>
    </style:style>
    <style:style style:name="T27" style:family="text">
      <style:text-properties officeooo:rsid="012b25f9"/>
    </style:style>
    <style:style style:name="T28" style:family="text">
      <style:text-properties officeooo:rsid="012d52ea"/>
    </style:style>
    <style:style style:name="T29" style:family="text">
      <style:text-properties officeooo:rsid="012b7214"/>
    </style:style>
    <style:style style:name="T30" style:family="text">
      <style:text-properties officeooo:rsid="0134f17b"/>
    </style:style>
    <style:style style:name="T31" style:family="text">
      <style:text-properties officeooo:rsid="0131277a"/>
    </style:style>
    <style:style style:name="T32" style:family="text">
      <style:text-properties officeooo:rsid="005c5834"/>
    </style:style>
    <style:style style:name="T33" style:family="text">
      <style:text-properties officeooo:rsid="005e0a43"/>
    </style:style>
    <style:style style:name="T34" style:family="text">
      <style:text-properties officeooo:rsid="005fb4b7"/>
    </style:style>
    <style:style style:name="T35" style:family="text">
      <style:text-properties officeooo:rsid="00615de1"/>
    </style:style>
    <style:style style:name="T36" style:family="text">
      <style:text-properties officeooo:rsid="000c52be"/>
    </style:style>
    <style:style style:name="T37" style:family="text">
      <style:text-properties officeooo:rsid="006448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6">/// </text:span><text:span text:style-name="T18">BILLS \\\</text:span></text:p>
      <text:p text:style-name="P6">Rent/Renters Insurance/<text:span text:style-name="T16">Electricity, Heat, Gas, Water, </text:span><text:span text:style-name="T4">Trash, Recycle, </text:span><text:span text:style-name="T5">Sewage</text:span></text:p>
      <text:p text:style-name="P7">Car Payment/Car Insurance/Car Maintiance/<text:span text:style-name="T6">Gasoline</text:span></text:p>
      <text:p text:style-name="P8">Auto, Home, Renters, Umbrella, Life, Health, Disability, Lone-Term Care Insurances</text:p>
      <text:p text:style-name="P9">Groceries</text:p>
      <text:p text:style-name="P11"><text:span text:style-name="T3">W</text:span>ifi</text:p>
      <text:p text:style-name="P11"><text:span text:style-name="T2">C</text:span>ell</text:p>
      <text:p text:style-name="P12"/>
      <text:p text:style-name="P12">/// <text:span text:style-name="T19">CHORES \\\</text:span></text:p>
      <text:p text:style-name="P10">Cooking <text:span text:style-name="T7">or preping meals</text:span></text:p>
      <text:p text:style-name="P13"><text:span text:style-name="T7">Manual d</text:span>ish Washing <text:span text:style-name="T7">or loading/unloading dishwasher</text:span></text:p>
      <text:p text:style-name="P14">House Cleaning <text:span text:style-name="T8">which includes kitchen, living room, bedroom. </text:span><text:span text:style-name="T9">B</text:span><text:span text:style-name="T8">athroom, </text:span><text:span text:style-name="T17">C</text:span><text:span text:style-name="T14">losets </text:span><text:span text:style-name="T8">etc</text:span></text:p>
      <text:p text:style-name="P14"><text:span text:style-name="T10">Paying for l</text:span>aundry <text:span text:style-name="T12">at </text:span><text:span text:style-name="T15">a </text:span><text:span text:style-name="T10">local laundry mat </text:span><text:span text:style-name="T13">or</text:span><text:span text:style-name="T10"> </text:span><text:span text:style-name="T11">loding/unloading laundry machines</text:span></text:p>
      <text:p text:style-name="P15">Taking out trash and recycle</text:p>
      <text:p text:style-name="P16"><text:span text:style-name="T20">L</text:span>eaf/snow removal <text:span text:style-name="T22">and </text:span><text:span text:style-name="T23">c</text:span><text:span text:style-name="T21">utting Grass</text:span></text:p>
      <text:p text:style-name="P15"/>
      <text:p text:style-name="P17">Headlight</text:p>
      <text:p text:style-name="P17">Cinamatic Camers</text:p>
      <text:p text:style-name="P17">POV Camera</text:p>
      <text:p text:style-name="P17">Tripod</text:p>
      <text:p text:style-name="P17">Solar Power Charger</text:p>
      <text:p text:style-name="P17">First Aid Kit</text:p>
      <text:p text:style-name="P18">Medicine</text:p>
      <text:p text:style-name="P19">Backpack</text:p>
      <text:p text:style-name="P19"/>
      <text:p text:style-name="P20">so icant ignore the fact I may have to pay taxes this year. I mean. I made like how much? Lmao okay. No taxtes this year. Poggers. Also. I think I gave myself up. Im from a ehile ago. The alst time I was here aws ages ago now. At least half a year. Right. So the memories of everything about hanging out and drinking smoking. Dude. That wallpaper o the girl smoking a blunt reminds me of such a different time. I was still using windows. Wild shit. Drowning in alcohl and weed to forget my abuse. Damn. Sorry.</text:p>
      <text:p text:style-name="P20"/>
      <text:p text:style-name="P21">Alright. So last night I read through mine and aarons discord convos and to my surprise a lot of things happened. Mostly gaaming and planning hangouts. So I mean thats that I guess. Not many pictures. Still. That is only the outwards perspective. Inwards all I have are the google docs. Even then they only dipict 60%/ nearing 2022 2023 I began using foss to document my notes. So I can remmeber it was mainly workout routine diets facial adjustments moving out staying in weed and alcohol. Writing about every negative experience I had which for the most part was daily. I also recorded many videos of my just talking about my life. Explaining my current situation. No friends no family etc etc etc. documenting the feeling of hopelessness bc I didn’t have a job. Dreaming of escape but failing to actually find it. I found it now so bless me but at the time is was eating me alive. Documenting my ear problems. Being frustrated at me doing nothing. Man. Im sorry. I mean. Even today. Those things still stand. I mean ive quit weed and alcohol and im failing to quit porn and gaming. I have formulated the perfect sqedual that allows for all of us to achive what we want. The 1 backpack enables us to all carryw hat we need in a single bag. Well. Not everything. See only the essencials. Remember. I still plan on living here wqith ym parents. So all the weed clothing and sex toys can remain in my room. This is a survival backpack. A grab and go type deal. </text:p>
      <text:p text:style-name="P21"/>
      <text:p text:style-name="P22">Alright. This job thing. I want that perfect sqeduaal. Ive been taking cold showers recently. They seemed to have fixed my ear issues. Either that or the slight rush of a workout. Don’t know. I ont orkout for a fe days this being 1 of them to see what happens. Continue the cold shoers and opeingin my window. Cold showers bc they honestly feel great. Leave me awake and alert. My window open bc I love the smeel of fresh air. Its calming. So yeah. Back tot he sqedual tho. It is perfect. Too perfect. <text:span text:style-name="T24">There are just a few things I want. My sex toys and weed. Ill agree if you quit pornography. Can you now call it that. Just say porn. Fine. Alright so I quit, then I get my toys and mary j? Yes. So my toys </text:span><text:span text:style-name="T32">and weed </text:span><text:span text:style-name="T24">include the following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Proto Nerd Font" svg:font-family="'0xProto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1:04:23.387968620</meta:creation-date>
    <dc:date>2024-02-07T16:34:00.582617763</dc:date>
    <meta:editing-duration>PT8H27M6S</meta:editing-duration>
    <meta:editing-cycles>86</meta:editing-cycles>
    <meta:generator>LibreOffice/7.5.9.2$Linux_X86_64 LibreOffice_project/50$Build-2</meta:generator>
    <meta:document-statistic meta:table-count="0" meta:image-count="0" meta:object-count="0" meta:page-count="1" meta:paragraph-count="25" meta:word-count="602" meta:character-count="3347" meta:non-whitespace-character-count="2768"/>
  </office:meta>
</office:document-meta>
</file>